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_23_1">
      <loext:graphic-properties draw:fill="none" draw:fill-color="#ffffff"/>
      <style:paragraph-properties fo:margin-left="0.564cm" fo:margin-right="0cm" fo:margin-top="0cm" fo:margin-bottom="0.52cm" style:contextual-spacing="false" fo:text-align="start" style:justify-single-word="false" fo:keep-together="always" fo:orphans="0" fo:widows="0" fo:text-indent="-0.564cm" style:auto-text-indent="false" fo:break-before="column" fo:background-color="transparent" fo:keep-with-next="always" style:writing-mode="lr-tb"/>
    </style:style>
    <style:style style:name="P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3" style:family="paragraph" style:parent-style-name="Body_20_text_20__28_2_29_">
      <loext:graphic-properties draw:fill="none" draw:fill-color="#ffffff"/>
      <style:paragraph-properties fo:margin-left="0cm" fo:margin-right="0cm" fo:margin-top="0cm" fo:margin-bottom="0.115cm" style:contextual-spacing="false" fo:keep-together="auto" fo:orphans="0" fo:widows="0" fo:text-indent="0cm" style:auto-text-indent="false" fo:background-color="transparent" fo:keep-with-next="auto" style:writing-mode="lr-tb"/>
    </style:style>
    <style:style style:name="P4" style:family="paragraph" style:parent-style-name="Body_20_text_20__28_2_29_">
      <loext:graphic-properties draw:fill="none" draw:fill-color="#ffffff"/>
      <style:paragraph-properties fo:margin-left="0cm" fo:margin-right="0cm" fo:margin-top="0cm" fo:margin-bottom="0.764cm" style:contextual-spacing="false" fo:keep-together="auto" fo:orphans="0" fo:widows="0" fo:text-indent="0cm" style:auto-text-indent="false" fo:background-color="transparent" fo:keep-with-next="auto" style:writing-mode="lr-tb"/>
    </style:style>
    <style:style style:name="P5" style:family="paragraph" style:parent-style-name="Body_20_text_20__28_2_29_">
      <loext:graphic-properties draw:fill="none" draw:fill-color="#ffffff"/>
      <style:paragraph-properties fo:margin-left="0cm" fo:margin-right="0cm" fo:margin-top="0cm" fo:margin-bottom="0.141cm" style:contextual-spacing="false" fo:keep-together="auto" fo:orphans="0" fo:widows="0" fo:text-indent="0cm" style:auto-text-indent="false" fo:background-color="transparent" fo:keep-with-next="auto" style:writing-mode="lr-tb"/>
    </style:style>
    <style:style style:name="P6" style:family="paragraph" style:parent-style-name="Body_20_text_20__28_2_29_">
      <loext:graphic-properties draw:fill="none" draw:fill-color="#ffffff"/>
      <style:paragraph-properties fo:margin-left="0cm" fo:margin-right="0cm" fo:margin-top="0cm" fo:margin-bottom="0.146cm" style:contextual-spacing="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123cm" style:contextual-spacing="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0cm" fo:margin-top="0cm" fo:margin-bottom="0.141cm" style:contextual-spacing="false" fo:keep-together="auto" fo:orphans="0" fo:widows="0" fo:text-indent="0cm" style:auto-text-indent="false" fo:background-color="transparent" fo:keep-with-next="auto" style:writing-mode="lr-tb">
        <style:tab-stops>
          <style:tab-stop style:position="0.674cm"/>
          <style:tab-stop style:position="2.062cm"/>
        </style:tab-stops>
      </style:paragraph-properties>
    </style:style>
    <style:style style:name="P9"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74cm"/>
          <style:tab-stop style:position="2.062cm"/>
        </style:tab-stops>
      </style:paragraph-properties>
    </style:style>
    <style:style style:name="P10" style:family="paragraph" style:parent-style-name="Body_20_text_20__28_2_29_">
      <loext:graphic-properties draw:fill="none" draw:fill-color="#ffffff"/>
      <style:paragraph-properties fo:margin-left="0cm" fo:margin-right="0cm" fo:margin-top="0cm" fo:margin-bottom="0.138cm" style:contextual-spacing="false" fo:line-height="0.363cm"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564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564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564cm" fo:margin-right="0cm" fo:margin-top="0cm" fo:margin-bottom="0cm" style:contextual-spacing="false" fo:line-height="0.363cm" fo:text-align="start" style:justify-single-word="false" fo:keep-together="auto" fo:orphans="0" fo:widows="0" fo:text-indent="-0.564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564cm" fo:margin-right="5.68cm" fo:margin-top="0cm" fo:margin-bottom="0.18cm" style:contextual-spacing="false" fo:line-height="0.363cm" fo:text-align="start" style:justify-single-word="false" fo:keep-together="auto" fo:orphans="0" fo:widows="0" fo:text-indent="-0.564cm" style:auto-text-indent="false" fo:background-color="transparent" fo:keep-with-next="auto" style:writing-mode="lr-tb"/>
    </style:style>
    <style:style style:name="P15"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62cm"/>
        </style:tab-stops>
      </style:paragraph-properties>
    </style:style>
    <style:style style:name="P16" style:family="paragraph" style:parent-style-name="Body_20_text_20__28_2_29_">
      <loext:graphic-properties draw:fill="none" draw:fill-color="#ffffff"/>
      <style:paragraph-properties fo:margin-left="0cm" fo:margin-right="8.678cm" fo:margin-top="0cm" fo:margin-bottom="0.141cm" style:contextual-spacing="false" fo:line-height="0.369cm"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7.408cm" fo:margin-top="0cm" fo:margin-bottom="0.138cm" style:contextual-spacing="false" fo:line-height="0.369cm"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1.235cm" fo:margin-right="0cm" fo:margin-top="0cm" fo:margin-bottom="0cm" style:contextual-spacing="false" fo:line-height="0.369cm" fo:text-align="start" style:justify-single-word="false" fo:keep-together="auto" fo:orphans="0" fo:widows="0" fo:text-indent="0.282cm" style:auto-text-indent="false" fo:background-color="transparent" fo:keep-with-next="auto" style:writing-mode="lr-tb"/>
    </style:style>
    <style:style style:name="P19"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 style:position="2.062cm"/>
        </style:tab-stops>
      </style:paragraph-properties>
    </style:style>
    <style:style style:name="P20" style:family="paragraph" style:parent-style-name="Body_20_text_20__28_2_29_">
      <loext:graphic-properties draw:fill="none" draw:fill-color="#ffffff"/>
      <style:paragraph-properties fo:margin-left="0cm" fo:margin-right="4.551cm" fo:margin-top="0cm" fo:margin-bottom="0.175cm" style:contextual-spacing="false" fo:line-height="0.372cm"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564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2" style:family="paragraph" style:parent-style-name="Body_20_text_20__28_2_29_">
      <loext:graphic-properties draw:fill="none" draw:fill-color="#ffffff"/>
      <style:paragraph-properties fo:margin-left="0.564cm" fo:margin-right="0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23" style:family="paragraph" style:parent-style-name="Body_20_text_20__28_2_29_">
      <loext:graphic-properties draw:fill="none" draw:fill-color="#ffffff"/>
      <style:paragraph-properties fo:margin-left="0.564cm" fo:margin-right="0cm" fo:margin-top="0cm" fo:margin-bottom="0cm" style:contextual-spacing="false" fo:line-height="0.372cm" fo:text-align="start" style:justify-single-word="false" fo:keep-together="auto" fo:orphans="0" fo:widows="0" fo:text-indent="-0.564cm" style:auto-text-indent="false" fo:background-color="transparent" fo:keep-with-next="auto" style:writing-mode="lr-tb"/>
    </style:style>
    <style:style style:name="P24" style:family="paragraph" style:parent-style-name="Body_20_text_20__28_2_29_">
      <loext:graphic-properties draw:fill="none" draw:fill-color="#ffffff"/>
      <style:paragraph-properties fo:margin-left="0cm" fo:margin-right="0cm" fo:margin-top="0cm" fo:margin-bottom="0.758cm" style:contextual-spacing="false" fo:line-height="0.326cm" fo:keep-together="auto" fo:orphans="0" fo:widows="0" fo:text-indent="0cm" style:auto-text-indent="false" fo:background-color="transparent" fo:keep-with-next="auto" style:writing-mode="lr-tb"/>
    </style:style>
    <style:style style:name="P25" style:family="paragraph" style:parent-style-name="Body_20_text_20__28_2_29_">
      <loext:graphic-properties draw:fill="none" draw:fill-color="#ffffff"/>
      <style:paragraph-properties fo:margin-left="0cm" fo:margin-right="5.609cm" fo:margin-top="0cm" fo:margin-bottom="0cm" style:contextual-spacing="false" fo:line-height="0.538cm" fo:text-align="start" style:justify-single-word="false" fo:keep-together="auto" fo:orphans="0" fo:widows="0" fo:text-indent="0cm" style:auto-text-indent="false" fo:background-color="transparent" fo:keep-with-next="auto" style:writing-mode="lr-tb"/>
    </style:style>
    <style:style style:name="P26" style:family="paragraph" style:parent-style-name="Body_20_text_20__28_2_29_">
      <loext:graphic-properties draw:fill="none" draw:fill-color="#ffffff"/>
      <style:paragraph-properties fo:margin-left="0cm" fo:margin-right="0.247cm" fo:margin-top="0cm" fo:margin-bottom="0cm" style:contextual-spacing="false" fo:line-height="0.538cm" fo:keep-together="auto" fo:orphans="0" fo:widows="0" fo:text-indent="0cm" style:auto-text-indent="false" fo:background-color="transparent" fo:keep-with-next="auto" style:writing-mode="lr-tb"/>
    </style:style>
    <style:style style:name="P27" style:family="paragraph" style:parent-style-name="Body_20_text_20__28_2_29_">
      <loext:graphic-properties draw:fill="none" draw:fill-color="#ffffff"/>
      <style:paragraph-properties fo:margin-left="0cm" fo:margin-right="0cm" fo:margin-top="0cm" fo:margin-bottom="0cm" style:contextual-spacing="false" fo:line-height="0.353cm" fo:keep-together="auto" fo:orphans="0" fo:widows="0" fo:text-indent="0cm" style:auto-text-indent="false" fo:background-color="transparent" fo:keep-with-next="auto" style:writing-mode="lr-tb">
        <style:tab-stops>
          <style:tab-stop style:position="2.942cm"/>
        </style:tab-stops>
      </style:paragraph-properties>
    </style:style>
    <style:style style:name="P28"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9" style:family="paragraph" style:parent-style-name="Body_20_text_20__28_2_29_">
      <loext:graphic-properties draw:fill="none" draw:fill-color="#ffffff"/>
      <style:paragraph-properties fo:margin-left="0.564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0" style:family="paragraph" style:parent-style-name="Body_20_text_20__28_2_29_">
      <loext:graphic-properties draw:fill="none" draw:fill-color="#ffffff"/>
      <style:paragraph-properties fo:margin-left="0.564cm" fo:margin-right="0cm" fo:margin-top="0cm" fo:margin-bottom="0cm" style:contextual-spacing="false" fo:line-height="0.36cm" fo:text-align="start" style:justify-single-word="false" fo:keep-together="auto" fo:orphans="0" fo:widows="0" fo:text-indent="-0.564cm" style:auto-text-indent="false" fo:background-color="transparent" fo:keep-with-next="auto" style:writing-mode="lr-tb"/>
    </style:style>
    <style:style style:name="P31" style:family="paragraph" style:parent-style-name="Body_20_text_20__28_2_29_">
      <loext:graphic-properties draw:fill="none" draw:fill-color="#ffffff"/>
      <style:paragraph-properties fo:margin-left="1.235cm" fo:margin-right="0cm" fo:margin-top="0cm" fo:margin-bottom="0cm" style:contextual-spacing="false" fo:line-height="0.36cm" fo:text-align="start" style:justify-single-word="false" fo:keep-together="auto" fo:orphans="0" fo:widows="0" fo:text-indent="0.282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1.517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33" style:family="paragraph" style:parent-style-name="Body_20_text_20__28_3_29_">
      <loext:graphic-properties draw:fill="none" draw:fill-color="#ffffff"/>
      <style:paragraph-properties fo:margin-left="1.235cm" fo:margin-right="0cm" fo:margin-top="0cm" fo:margin-bottom="0cm" style:contextual-spacing="false" fo:text-align="start" style:justify-single-word="false" fo:keep-together="auto" fo:orphans="0" fo:widows="0" fo:text-indent="0.282cm" style:auto-text-indent="false" fo:background-color="transparent" fo:keep-with-next="auto" style:writing-mode="lr-tb"/>
    </style:style>
    <style:style style:name="P34" style:family="paragraph" style:parent-style-name="Body_20_text_20__28_3_29_">
      <loext:graphic-properties draw:fill="none" draw:fill-color="#ffffff"/>
      <style:paragraph-properties fo:margin-left="1.235cm" fo:margin-right="0cm" fo:margin-top="0cm" fo:margin-bottom="1.203cm" style:contextual-spacing="false" fo:text-align="start" style:justify-single-word="false" fo:keep-together="auto" fo:orphans="0" fo:widows="0" fo:text-indent="0.282cm" style:auto-text-indent="false" fo:background-color="transparent" fo:keep-with-next="auto" style:writing-mode="lr-tb"/>
    </style:style>
    <style:style style:name="P35" style:family="paragraph" style:parent-style-name="Body_20_text_20__28_3_29_">
      <loext:graphic-properties draw:fill="none" draw:fill-color="#ffffff"/>
      <style:paragraph-properties fo:margin-left="1.235cm" fo:margin-right="0cm" fo:margin-top="0cm" fo:margin-bottom="0cm" style:contextual-spacing="false" fo:text-align="justify" style:justify-single-word="false" fo:keep-together="auto" fo:orphans="0" fo:widows="0" fo:text-indent="0.282cm" style:auto-text-indent="false" fo:background-color="transparent" fo:keep-with-next="auto" style:writing-mode="lr-tb"/>
    </style:style>
    <style:style style:name="P36" style:family="paragraph" style:parent-style-name="Body_20_text_20__28_3_29_">
      <loext:graphic-properties draw:fill="none" draw:fill-color="#ffffff"/>
      <style:paragraph-properties fo:margin-left="1.517cm" fo:margin-right="0cm" fo:margin-top="0cm" fo:margin-bottom="1.189cm" style:contextual-spacing="false" fo:line-height="0.36cm" fo:text-align="justify" style:justify-single-word="false" fo:keep-together="auto" fo:orphans="0" fo:widows="0" fo:text-indent="0cm" style:auto-text-indent="false" fo:background-color="transparent" fo:keep-with-next="auto" style:writing-mode="lr-tb"/>
    </style:style>
    <style:style style:name="P37" style:family="paragraph" style:parent-style-name="Heading_20__23_2">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style>
    <style:style style:name="P38" style:family="paragraph" style:parent-style-name="Heading_20__23_2">
      <loext:graphic-properties draw:fill="none" draw:fill-color="#ffffff"/>
      <style:paragraph-properties fo:margin-left="0cm" fo:margin-right="0cm" fo:margin-top="0cm" fo:margin-bottom="0.025cm" style:contextual-spacing="false" fo:keep-together="always" fo:orphans="0" fo:widows="0" fo:text-indent="0cm" style:auto-text-indent="false" fo:background-color="transparent" fo:keep-with-next="always" style:writing-mode="lr-tb"/>
    </style:style>
    <style:style style:name="P39" style:family="paragraph" style:parent-style-name="Heading_20__23_2">
      <loext:graphic-properties draw:fill="none" draw:fill-color="#ffffff"/>
      <style:paragraph-properties fo:margin-left="0.564cm" fo:margin-right="0cm" fo:margin-top="0cm" fo:margin-bottom="0.94cm" style:contextual-spacing="false" fo:text-align="start" style:justify-single-word="false" fo:keep-together="always" fo:orphans="0" fo:widows="0" fo:text-indent="-0.564cm" style:auto-text-indent="false" fo:background-color="transparent" fo:keep-with-next="always" style:writing-mode="lr-tb"/>
    </style:style>
    <style:style style:name="P40" style:family="paragraph" style:parent-style-name="Heading_20__23_2_20__28_2_29_">
      <loext:graphic-properties draw:fill="none" draw:fill-color="#ffffff"/>
      <style:paragraph-properties fo:margin-left="0.564cm" fo:margin-right="0cm" fo:margin-top="0cm" fo:margin-bottom="0cm" style:contextual-spacing="false" fo:text-align="start" style:justify-single-word="false" fo:keep-together="always" fo:orphans="0" fo:widows="0" fo:text-indent="-0.564cm" style:auto-text-indent="false" fo:background-color="transparent" fo:keep-with-next="always" style:writing-mode="lr-tb"/>
    </style:style>
    <style:style style:name="P41" style:family="paragraph" style:parent-style-name="Heading_20__23_2_20__28_2_29_">
      <loext:graphic-properties draw:fill="none" draw:fill-color="#ffffff"/>
      <style:paragraph-properties fo:margin-left="0.564cm" fo:margin-right="0cm" fo:margin-top="0cm" fo:margin-bottom="0cm" style:contextual-spacing="false" fo:line-height="0.372cm" fo:text-align="start" style:justify-single-word="false" fo:keep-together="always" fo:orphans="0" fo:widows="0" fo:text-indent="-0.564cm" style:auto-text-indent="false" fo:background-color="transparent" fo:keep-with-next="always" style:writing-mode="lr-tb"/>
    </style:style>
    <style:style style:name="P42" style:family="paragraph" style:parent-style-name="Standard">
      <style:paragraph-properties fo:line-height="0.423cm" fo:orphans="0" fo:widows="0"/>
      <style:text-properties fo:font-size="9.5pt" style:font-size-asian="9.5pt" style:font-size-complex="9.5pt"/>
    </style:style>
    <style:style style:name="P43" style:family="paragraph" style:parent-style-name="Standard">
      <style:paragraph-properties fo:margin-top="0.018cm" fo:margin-bottom="0.018cm" style:contextual-spacing="false" fo:line-height="0.423cm" fo:orphans="0" fo:widows="0"/>
      <style:text-properties fo:font-size="9.5pt" style:font-size-asian="9.5pt" style:font-size-complex="9.5pt"/>
    </style:style>
    <style:style style:name="P44" style:family="paragraph" style:parent-style-name="Standard">
      <style:paragraph-properties fo:orphans="0" fo:widows="0"/>
    </style:style>
    <style:style style:name="P45" style:family="paragraph" style:parent-style-name="Standard">
      <style:paragraph-properties fo:line-height="0.96cm" fo:orphans="0" fo:widows="0"/>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font-name="Times New Roman" fo:font-size="12pt" fo:letter-spacing="normal" fo:language="en" fo:country="US" style:font-name-asian="Times New Roman1" style:font-size-asian="12pt" style:language-asian="en" style:country-asian="US" style:font-name-complex="Times New Roman1" style:font-size-complex="12pt" style:language-complex="en" style:country-complex="US" style:text-scale="100%"/>
    </style:style>
    <style:style style:name="T3" style:family="text">
      <style:text-properties fo:font-style="normal" style:font-style-asian="normal" style:font-style-complex="normal"/>
    </style:style>
    <style:style style:name="fr1" style:family="graphic" style:parent-style-name="Frame">
      <style:graphic-properties fo:margin-left="0.176cm" fo:margin-right="0.176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Sect1" style:family="section">
      <style:section-properties style:editable="false">
        <style:columns fo:column-count="2" fo:column-gap="3.683cm">
          <style:column style:rel-width="32767*" fo:start-indent="0cm" fo:end-indent="1.841cm"/>
          <style:column style:rel-width="32768*" fo:start-indent="1.841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7" text:outline-level="2"><text:bookmark-start text:name="bookmark0"/><text:span text:style-name="T1">ZANT</text:span><text:bookmark-end text:name="bookmark0"/></text:h>
        <text:p text:style-name="P3"><text:span text:style-name="T1">Frigate, 180 tons, owned by Thomas Lucas</text:span></text:p>
        <text:list xml:id="list3922381427" text:style-name="WWNum1">
          <text:list-item>
            <text:p text:style-name="P9"><text:span text:style-name="T1">1664/5<text:tab/>St Helena</text:span></text:p>
          </text:list-item>
        </text:list>
        <text:p text:style-name="P10"><text:span text:style-name="T1">Capt Aaron Wallis</text:span></text:p>
        <text:list xml:id="list133511368378765" text:continue-numbering="true" text:style-name="WWNum1">
          <text:list-item>
            <text:p text:style-name="P15"><text:span text:style-name="T1">1667/8<text:tab/>Sumatra</text:span></text:p>
          </text:list-item>
        </text:list>
        <text:p text:style-name="P16"><text:span text:style-name="T1">Capt Thomas Lucas Apr 1668 - 28 May 1669 Downs</text:span></text:p>
        <text:list xml:id="list133511496662726" text:continue-numbering="true" text:style-name="WWNum1">
          <text:list-item>
            <text:p text:style-name="P15"><text:span text:style-name="T1">1669/70<text:tab/>Madras and Bengal</text:span></text:p>
          </text:list-item>
        </text:list>
        <text:p text:style-name="P17"><text:span text:style-name="T1">Capt Andrew Parrick Downs 10 Nov 1669 -27 Jun 1671 Downs</text:span></text:p>
        <text:list xml:id="list133510971527516" text:continue-numbering="true" text:style-name="WWNum1">
          <text:list-item>
            <text:p text:style-name="P19"><text:span text:style-name="T1">1671/2<text:tab/>Bantam and Tonkin</text:span></text:p>
          </text:list-item>
        </text:list>
        <text:p text:style-name="P20"><text:span text:style-name="T1">Capt Andrew Parrick Portsmouth Nov 1671 - Bantam 25 May 1672 - Tonkin - Macao -</text:span></text:p>
        <text:p text:style-name="P4"><text:span text:style-name="T1">Sold to the Sultan of Bantam - wrecked off Socotra</text:span></text:p>
        <text:h text:style-name="P37" text:outline-level="2"><text:bookmark-start text:name="bookmark1"/><text:span text:style-name="T1">ZENOBIA</text:span><text:bookmark-end text:name="bookmark1"/></text:h>
        <text:p text:style-name="P5"><text:span text:style-name="T1">Chartered ship, 588 tons</text:span></text:p>
        <text:p text:style-name="P5"><text:span text:style-name="T1">Principal Managing Owner: Joseph Douglas</text:span></text:p>
        <text:p text:style-name="P8"><text:span text:style-name="T1">1<text:tab/>1828/9<text:tab/>Bengal and Madras</text:span></text:p>
        <text:p text:style-name="P5"><text:span text:style-name="T1">L/MAR/B/157A Deck Log 18 May 1829-26 Jun 1830</text:span></text:p>
        <text:p text:style-name="P6"><text:span text:style-name="T1">Capt Allan Cameron</text:span></text:p>
        <text:p text:style-name="P24"><text:span text:style-name="T1">Portsmouth 9 Jul 1829 - 20 Oct Point de Galle -10 Nov Calcutta 1 Jan 1830 - 28 Jan Madras - 18 Apr St Helena - 12 Jun Downs</text:span></text:p>
        <text:h text:style-name="P38" text:outline-level="2"><text:bookmark-start text:name="bookmark2"/><text:span text:style-name="T1">AN UN-NAMED JUNK</text:span><text:bookmark-end text:name="bookmark2"/></text:h>
        <text:p text:style-name="P25"><text:span text:style-name="T1">Chartered by the Japan factory from ‘Shiquan’, a Chinese 1 Cochin China 1618</text:span></text:p>
        <text:p text:style-name="P7"><text:span text:style-name="T1">Bodleian Lib: Savile Ms 48 Journal 9 Mar-6 May 1618, Adams</text:span></text:p>
        <text:p text:style-name="P27"><text:span text:style-name="Body_20_text_20__28_2_29__20__2b__20_9_20_pt_2c_Bold">L/MAR/A/XXVI<text:tab/></text:span><text:span text:style-name="T1">Journal 22 Feb-11 May 1618, Edmund Sayers, merchant</text:span></text:p>
        <text:p text:style-name="P2"><text:span text:style-name="T1">Pilot William Adams</text:span></text:p>
        <text:p text:style-name="P26"><text:span text:style-name="T1">Hirado 11 Mar 1618 - Nagasaki 17 Mar - 7 Apr Oshima 2 May - voyage abandoned - 14 May Hirado See </text:span><text:span text:style-name="Body_20_text_20__28_2_29__20__2b__20_Italic">The log hook of William Adams 1614-19,</text:span><text:span text:style-name="T1"> ed C J Purnell (London, 1916)</text:span></text:p>
        <text:h text:style-name="P1" text:outline-level="1"><text:bookmark-start text:name="bookmark3"/><text:span text:style-name="T2">APPENDIX 1</text:span><text:bookmark-end text:name="bookmark3"/></text:h>
        <text:h text:style-name="P39" text:outline-level="2"><text:bookmark-start text:name="bookmark4"/><text:span text:style-name="T1">SHIP SAILINGS ARRANGED BY SEASON</text:span><text:bookmark-end text:name="bookmark4"/></text:h>
        <text:h text:style-name="P40" text:outline-level="2"><text:bookmark-start text:name="bookmark5"/><text:span text:style-name="T1">1600/1</text:span><text:bookmark-end text:name="bookmark5"/></text:h>
        <text:p text:style-name="P13"><text:span text:style-name="T1">First Voyage: Sumatra and Bantam</text:span></text:p>
        <text:p text:style-name="P11"><text:span text:style-name="T1">Ascension, Dragon (1), Gift, Hector (1), Susan (1)</text:span></text:p>
        <text:p text:style-name="P12"><text:span text:style-name="T1">General James Lancaster</text:span></text:p>
        <text:p text:style-name="P29"><text:span text:style-name="T1">Published sources:</text:span></text:p>
        <text:p text:style-name="P33"><text:span text:style-name="T1">A true and large discourse of the voyage of the whole fleete of ships set forth the 20 of April 1601 by the Governours and Assistants of the East India Marchants in London to the East Indies...</text:span><text:span text:style-name="Body_20_text_20__28_3_29__20__2b__20_Not_20_Italic"><text:span text:style-name="T3"> (London: Thomas Thorpe, 1603)</text:span></text:span></text:p>
        <text:p text:style-name="P35"><text:span text:style-name="T1">A letter written to the Right Worshipfull the Governours and Assistants of the East Indian Marchants in London, containing the estate of the East Indian fleete, with the names of the chief men of note dead in the voyage</text:span><text:span text:style-name="Body_20_text_20__28_3_29__20__2b__20_Not_20_Italic"><text:span text:style-name="T3"> (London: Thomas Thorpe, 1603)</text:span></text:span></text:p>
        <text:p text:style-name="P18"><text:span text:style-name="Body_20_text_20__28_2_29__20__2b__20_Italic">Purchas his Pilgrimes</text:span><text:span text:style-name="T1"> 1 (London, 1625), bk.3, 147-64</text:span></text:p>
        <text:p text:style-name="P18"><text:span text:style-name="Body_20_text_20__28_2_29__20__2b__20_Italic">The voyages of Sir James Lancaster, Kt., to the East Indies</text:span><text:span text:style-name="T1"> ... ed Clements Robert Markham, Hakluyt Soc 1st ser 56 (London, 1877)</text:span></text:p>
        <text:p text:style-name="P34"><text:span text:style-name="T1">The voyages of Sir James Lancaster to Brazil and the East Indies 1591-1602,</text:span><text:span text:style-name="Body_20_text_20__28_3_29__20__2b__20_Not_20_Italic"><text:span text:style-name="T3"> ed William Foster, Hakluyt Soc 2nd ser 85 (London, 1940)</text:span></text:span></text:p>
        <text:h text:style-name="P40" text:outline-level="2"><text:bookmark-start text:name="bookmark6"/><text:span text:style-name="T1">1601/2</text:span><text:bookmark-end text:name="bookmark6"/></text:h>
        <text:p text:style-name="P14"><text:span text:style-name="T1">North-West Passage exploration Discovery (1), Godspeed George Weymouth</text:span></text:p>
        <text:p text:style-name="P30"><text:span text:style-name="T1">Published sources:</text:span></text:p>
        <text:p text:style-name="P31"><text:span text:style-name="Body_20_text_20__28_2_29__20__2b__20_Italic">Purchas his Pilgrimes</text:span><text:span text:style-name="T1"> 3 (London, 1625) bk.4, 809-14</text:span></text:p>
        <text:p text:style-name="P32"><text:span text:style-name="Body_20_text_20__28_2_29__20__2b__20_Italic">Narratives of voyages towards the North-West</text:span><text:span text:style-name="T1">... ed Thomas Rundall, Hakluyt Soc 1st ser 5 (London, 1849)</text:span></text:p>
        <text:p text:style-name="P36"><text:span text:style-name="T1">The voyages of Captain Luke Fox of Hull... with narratives of earlier north-west voyages, </text:span><text:span text:style-name="Body_20_text_20__28_3_29__20__2b__20_Not_20_Italic"><text:span text:style-name="T3">ed Robert Miller Christy, Hakluyt Soc 1st ser 88 (London, 1894)</text:span></text:span></text:p>
        <text:h text:style-name="P41" text:outline-level="2"><text:bookmark-start text:name="bookmark7"/><text:span text:style-name="T1">1603/4</text:span><text:bookmark-end text:name="bookmark7"/></text:h>
        <text:p text:style-name="P23"><text:span text:style-name="T1">Second Voyage: Bantam</text:span></text:p>
        <text:p text:style-name="P21"><text:span text:style-name="T1">Ascension, Dragon (1), Hector (1), Susan (1)</text:span></text:p>
        <text:p text:style-name="P22"><text:span text:style-name="T1">General Henry Middleton</text:span></text:p>
        <text:p text:style-name="P29"><text:span text:style-name="T1">Published Sources:</text:span></text:p>
        <text:p text:style-name="P33"><text:span text:style-name="T1">The last East Indian voyage, containing many memorable matters of the state of the countreys where they have traded</text:span><text:span text:style-name="Body_20_text_20__28_3_29__20__2b__20_Not_20_Italic"><text:span text:style-name="T3"> (London: Walter Burre, 1606)</text:span></text:span></text:p>
        <text:p text:style-name="P33"><text:span text:style-name="T1">An exact discourse of the subtilties, fashions, pollicies, religion and ceremonies of the East Indians ...as also what hath happened to the English Nation at Bantam in the East Indies...</text:span><text:span text:style-name="Body_20_text_20__28_3_29__20__2b__20_Not_20_Italic"><text:span text:style-name="T3"> Edmund Scott (London: Walter Burre, 1606)</text:span></text:span></text:p>
        <text:p text:style-name="P18"><text:span text:style-name="Body_20_text_20__28_2_29__20__2b__20_Italic">Purchas his Pilgrimes</text:span><text:span text:style-name="T1"> 1 (London, 1625) bk.3, 185-87; bk,4, 453-55; bk.5, 703-05 </text:span><text:span text:style-name="Body_20_text_20__28_2_29__20__2b__20_Italic">The voyage of Sir Henry Middleton to Bantam and the Maluco islands</text:span><text:span text:style-name="T1">... ed Bolton Coraey, Hakluyt Soc 1st ser 19 (London, 1856)</text:span></text:p>
        <text:p text:style-name="P33"><text:span text:style-name="T1">The voyage of Sir Henry Middleton to the Moluccas 1604-1606,</text:span><text:span text:style-name="Body_20_text_20__28_3_29__20__2b__20_Not_20_Italic"><text:span text:style-name="T3"> ed William Foster, Hakluyt Soc 2nd ser 88 (London, 1943)</text:span></text:span></text:p>
      </text:section>
      <text:section text:style-name="Sect2" text:name="Bereich1">
        <text:p text:style-name="P42"/>
        <text:p text:style-name="P42"/>
        <text:p text:style-name="P42"/>
        <text:p text:style-name="P43"/>
      </text:section>
      <text:section text:style-name="Sect2" text:name="Bereich2">
        <text:p text:style-name="P45"><draw:frame draw:style-name="fr1" draw:name="Rahmen1" text:anchor-type="char" svg:x="6.045cm" svg:y="0.004cm" svg:width="0.575cm" draw:z-index="0"><draw:text-box fo:min-height="0.406cm"><text:p text:style-name="P28"><text:span text:style-name="Body_20_text_20__28_2_29__20_Exact">724</text:span></text:p></draw:text-box></draw:frame><draw:frame draw:style-name="fr1" draw:name="Rahmen2" text:anchor-type="char" svg:x="22.8cm" svg:y="0.004cm" svg:width="0.542cm" draw:z-index="1"><draw:text-box fo:min-height="0.397cm"><text:p text:style-name="P28"><text:span text:style-name="Body_20_text_20__28_2_29__20_Exact">725</text:span></text:p></draw:text-box></draw:frame><text:soft-page-break/></text:p>
        <text:p text:style-name="P4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left="0cm" fo:margin-right="0cm" fo:margin-top="0cm" fo:margin-bottom="0.141cm" style:contextual-spacing="false" fo:line-height="0.392cm" fo:text-align="justify" style:justify-single-word="false" fo:orphans="0" fo:widows="0" fo:text-indent="-0.564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41cm" fo:margin-bottom="0.141cm" style:contextual-spacing="false" fo:line-height="0.332cm" fo:text-align="justify" style:justify-single-word="false" fo:orphans="0" fo:widows="0" fo:text-indent="-0.564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left="0cm" fo:margin-right="0cm" fo:margin-top="0cm" fo:margin-bottom="0.459cm" style:contextual-spacing="false" fo:line-height="0.469cm" fo:orphans="0" fo:widows="0" fo:text-indent="-0.564cm" style:auto-text-indent="false" fo:background-color="#ffffff"/>
      <style:text-properties fo:font-variant="normal" fo:text-transform="none" style:text-line-through-style="none" style:text-line-through-type="none" fo:font-style="normal" style:text-underline-style="none" fo:font-weight="bold" style:font-style-asian="normal" style:font-weight-asian="bold" style:font-style-complex="normal" style:font-weight-complex="bold"/>
    </style:style>
    <style:style style:name="Heading_20__23_2_20__28_2_29_" style:display-name="Heading #2 (2)" style:family="paragraph" style:parent-style-name="Standard" loext:linked-style-name="Heading_20__23_2_20__28_2_29__5f_" style:default-outline-level="2" style:list-style-name="">
      <loext:graphic-properties draw:fill="solid" draw:fill-color="#ffffff"/>
      <style:paragraph-properties fo:margin-left="0cm" fo:margin-right="0cm" fo:margin-top="0.917cm" fo:margin-bottom="0cm" style:contextual-spacing="false" fo:line-height="0.363cm" fo:orphans="0" fo:widows="0" fo:text-indent="-0.564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69cm" fo:orphans="0" fo:widows="0"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Frame_20_contents" style:display-name="Frame contents"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tyle="normal" style:text-underline-style="none" fo:font-weight="bold" style:font-style-asian="normal" style:font-weight-asian="bold" style:font-style-complex="normal" style:font-weight-complex="bold"/>
    </style:style>
    <style:style style:name="Heading_20__23_2_20__28_2_29__5f_" style:display-name="Heading #2 (2)_" style:family="text" style:parent-style-name="Default_20_Paragraph_20_Font" loext:linked-style-name="Heading_20__23_2_20__28_2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3_29__20__2b__20_Not_20_Italic" style:display-name="Body text (3) + Not Italic" style:family="text" style:parent-style-name="Body_20_text_20__28_3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42cm" fo:page-height="29.7cm" style:num-format="1" style:print-orientation="landscape" fo:margin-top="3.743cm" fo:margin-bottom="3.438cm" fo:margin-left="7.161cm" fo:margin-right="5.526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2" meta:paragraph-count="53" meta:word-count="559" meta:character-count="3225" meta:non-whitespace-character-count="2723"/>
    <meta:generator>LibreOffice/7.4.5.1$Windows_X86_64 LibreOffice_project/9c0871452b3918c1019dde9bfac75448afc4b57f</meta:generator>
  </office:meta>
</office:document-meta>
</file>